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3.217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291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9701in" fo:break-before="auto" style:use-optimal-row-height="true"/>
    </style:style>
    <style:style style:name="ro6" style:family="table-row">
      <style:table-row-properties style:row-height="1.6063in" fo:break-before="auto" style:use-optimal-row-height="true"/>
    </style:style>
    <style:style style:name="ro7" style:family="table-row">
      <style:table-row-properties style:row-height="0.4929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Oper 1</text:p>
          </table:table-cell>
          <table:table-cell table:style-name="ce2" office:value-type="string" calcext:value-type="string">
            <text:p>Oper 2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“Fetch”</text:p>
          </table:table-cell>
          <table:table-cell table:number-columns-repeated="3"/>
          <table:table-cell office:value-type="string" calcext:value-type="string">
            <text:p>Fetch next instruction</text:p>
          </table:table-cell>
          <table:table-cell office:value-type="string" calcext:value-type="string">
            <text:p>M[PC] → &lt;inst dec&gt;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LDM $hhhh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Load from data memory to TOS</text:p>
          </table:table-cell>
          <table:table-cell office:value-type="string" calcext:value-type="string">
            <text:p>PC + 1 → PC</text:p>
            <text:p>M[PC] → DRH</text:p>
            <text:p>PC + 1 → PC</text:p>
            <text:p>M[PC] → DRL</text:p>
            <text:p>SP - 1 → SP</text:p>
            <text:p>M[DR]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LDI</text:p>
          </table:table-cell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Increment DR, load data mem to TOS</text:p>
          </table:table-cell>
          <table:table-cell office:value-type="string" calcext:value-type="string">
            <text:p>DR + 1 → DR</text:p>
            <text:p>SP – 1 → SP</text:p>
            <text:p>M[DR]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STM $hhhh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Store TOS to data memory</text:p>
          </table:table-cell>
          <table:table-cell office:value-type="string" calcext:value-type="string">
            <text:p>PC + 1 → PC</text:p>
            <text:p>M[PC] → DRH</text:p>
            <text:p>PC + 1 → PC</text:p>
            <text:p>M[PC] → DRL</text:p>
            <text:p>M[SP] → M[DR]</text:p>
            <text:p>SP + 1 → SP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STI</text:p>
          </table:table-cell>
          <table:table-cell office:value-type="string" calcext:value-type="string">
            <text:p>0x29</text:p>
          </table:table-cell>
          <table:table-cell table:number-columns-repeated="2"/>
          <table:table-cell office:value-type="string" calcext:value-type="string">
            <text:p>Increment DR, store TOS to data mem</text:p>
          </table:table-cell>
          <table:table-cell office:value-type="string" calcext:value-type="string">
            <text:p>DR + 1 → DR</text:p>
            <text:p>M[SP] → M[DR]</text:p>
            <text:p>SP + 1 → SP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PSH #dd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ACL</text:p>
          </table:table-cell>
          <table:table-cell/>
          <table:table-cell office:value-type="string" calcext:value-type="string">
            <text:p>Push direct data to TOS</text:p>
          </table:table-cell>
          <table:table-cell office:value-type="string" calcext:value-type="string">
            <text:p>PC + 1 → PC</text:p>
            <text:p>M[PC] → ACL</text:p>
            <text:p>SP - 1 → SP</text:p>
            <text:p>ACL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POP</text:p>
          </table:table-cell>
          <table:table-cell office:value-type="string" calcext:value-type="string">
            <text:p>0x32</text:p>
          </table:table-cell>
          <table:table-cell table:number-columns-repeated="2"/>
          <table:table-cell office:value-type="string" calcext:value-type="string">
            <text:p>Pop TOS</text:p>
          </table:table-cell>
          <table:table-cell office:value-type="string" calcext:value-type="string">
            <text:p>M[SP] → ACL</text:p>
            <text:p>SP + 1 → SP</text:p>
            <text:p>0 → ACL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0x41</text:p>
          </table:table-cell>
          <table:table-cell table:number-columns-repeated="2"/>
          <table:table-cell office:value-type="string" calcext:value-type="string">
            <text:p>Adds top two stack values, push sum to TOS</text:p>
          </table:table-cell>
          <table:table-cell office:value-type="string" calcext:value-type="string">
            <text:p>M[SP] → ACL </text:p>
            <text:p>SP + 1 → SP</text:p>
            <text:p>AC + M[SP] → AC</text:p>
            <text:p>ACL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0x42</text:p>
          </table:table-cell>
          <table:table-cell table:number-columns-repeated="2"/>
          <table:table-cell office:value-type="string" calcext:value-type="string">
            <text:p>Subtracts top two stack values, push diff to TOS</text:p>
          </table:table-cell>
          <table:table-cell office:value-type="string" calcext:value-type="string">
            <text:p>M[SP] → ACL </text:p>
            <text:p>SP + 1 → SP</text:p>
            <text:p>AC - M[SP] → AC</text:p>
            <text:p>ACL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NEG</text:p>
          </table:table-cell>
          <table:table-cell office:value-type="string" calcext:value-type="string">
            <text:p>0x43</text:p>
          </table:table-cell>
          <table:table-cell table:number-columns-repeated="2"/>
          <table:table-cell office:value-type="string" calcext:value-type="string">
            <text:p>Negates TOS</text:p>
          </table:table-cell>
          <table:table-cell office:value-type="string" calcext:value-type="string">
            <text:p>0 → AC</text:p>
            <text:p>AC – M[SP] → AC</text:p>
            <text:p>ACL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CPE #dd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ACL</text:p>
          </table:table-cell>
          <table:table-cell/>
          <table:table-cell table:style-name="ce4" office:value-type="string" calcext:value-type="string">
            <text:p>Compare if TOS is equal to direct data (TOS will be ‘0’ if equal)</text:p>
          </table:table-cell>
          <table:table-cell office:value-type="string" calcext:value-type="string">
            <text:p>PC + 1 → PC</text:p>
            <text:p>M[PC] → ACL</text:p>
            <text:p>ACL xor M[SP] → ACL</text:p>
            <text:p>SP - 1 → SP</text:p>
            <text:p>ACL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CNE #dd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ACL</text:p>
          </table:table-cell>
          <table:table-cell/>
          <table:table-cell table:style-name="ce4" office:value-type="string" calcext:value-type="string">
            <text:p>Compare if TOS is not equal to direct data (TOS will be not ‘0’ if not equal)</text:p>
          </table:table-cell>
          <table:table-cell office:value-type="string" calcext:value-type="string">
            <text:p>PC + 1 → PC</text:p>
            <text:p>M[PC] → ACL</text:p>
            <text:p>ACL xor M[SP] → ACL</text:p>
            <text:p>SP - 1 → SP</text:p>
            <text:p>ACL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BRZ &amp;label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ranch if TOS is zero</text:p>
          </table:table-cell>
          <table:table-cell office:value-type="string" calcext:value-type="string">
            <text:p>PC + 1 → PC</text:p>
            <text:p>M[PC] - &gt; DRH</text:p>
            <text:p>PC + 1 → PC </text:p>
            <text:p>M[PC] → DRL</text:p>
            <text:p>M[SP] → AC</text:p>
            <text:p>SP + 1 → SP</text:p>
            <text:p>If AC = 0</text:p>
            <text:p>  DR → PC</text:p>
            <text:p>Else</text:p>
            <text:p>  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BRN &amp;label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ranch if TOS is not zero</text:p>
          </table:table-cell>
          <table:table-cell office:value-type="string" calcext:value-type="string">
            <text:p>PC + 1 → PC</text:p>
            <text:p>M[PC] - &gt; DRH</text:p>
            <text:p>PC + 1 → PC </text:p>
            <text:p>M[PC] → DRL</text:p>
            <text:p>M[SP] → AC</text:p>
            <text:p>SP + 1 → SP</text:p>
            <text:p>If AC != 0</text:p>
            <text:p>  DR → PC</text:p>
            <text:p>Else</text:p>
            <text:p>  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BRU &amp;label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ranch unconditionally</text:p>
          </table:table-cell>
          <table:table-cell office:value-type="string" calcext:value-type="string">
            <text:p>PC + 1 → PC</text:p>
            <text:p>M[PC] - &gt; DRH</text:p>
            <text:p>PC + 1 → PC </text:p>
            <text:p>M[PC] → DRL</text:p>
            <text:p>DR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7">
          <table:table-cell office:value-type="string" calcext:value-type="string">
            <text:p>INP</text:p>
          </table:table-cell>
          <table:table-cell office:value-type="string" calcext:value-type="string">
            <text:p>0x61</text:p>
          </table:table-cell>
          <table:table-cell table:number-columns-repeated="2"/>
          <table:table-cell office:value-type="string" calcext:value-type="string">
            <text:p>Input INP to TOS</text:p>
          </table:table-cell>
          <table:table-cell office:value-type="string" calcext:value-type="string">
            <text:p>SP - 1 → SP</text:p>
            <text:p>INP → M[SP]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0x62</text:p>
          </table:table-cell>
          <table:table-cell table:number-columns-repeated="2"/>
          <table:table-cell office:value-type="string" calcext:value-type="string">
            <text:p>Output TOS to OUT, stack is popped</text:p>
          </table:table-cell>
          <table:table-cell office:value-type="string" calcext:value-type="string">
            <text:p>M[SP] → OUT</text:p>
            <text:p>SP + 1 → SP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8">
          <table:table-cell office:value-type="string" calcext:value-type="string">
            <text:p>PRT</text:p>
          </table:table-cell>
          <table:table-cell office:value-type="string" calcext:value-type="string">
            <text:p>0x68</text:p>
          </table:table-cell>
          <table:table-cell table:number-columns-repeated="2"/>
          <table:table-cell office:value-type="string" calcext:value-type="string">
            <text:p>Print TOS to PRT, stack unchanged</text:p>
          </table:table-cell>
          <table:table-cell office:value-type="string" calcext:value-type="string">
            <text:p>M[SP] → PRT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PRD</text:p>
          </table:table-cell>
          <table:table-cell office:value-type="string" calcext:value-type="string">
            <text:p>0x6F</text:p>
          </table:table-cell>
          <table:table-cell table:number-columns-repeated="2"/>
          <table:table-cell office:value-type="string" calcext:value-type="string">
            <text:p>Prints current stack depth to PRT</text:p>
          </table:table-cell>
          <table:table-cell office:value-type="string" calcext:value-type="string">
            <text:p>&lt;mem top&gt; → DR</text:p>
            <text:p>DR – SP → AC</text:p>
            <text:p>ACL → PRT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8">
          <table:table-cell office:value-type="string" calcext:value-type="string">
            <text:p>CLR</text:p>
          </table:table-cell>
          <table:table-cell office:value-type="string" calcext:value-type="string">
            <text:p>0x70</text:p>
          </table:table-cell>
          <table:table-cell table:number-columns-repeated="2"/>
          <table:table-cell office:value-type="string" calcext:value-type="string">
            <text:p>Clear the stack</text:p>
          </table:table-cell>
          <table:table-cell office:value-type="string" calcext:value-type="string">
            <text:p>&lt;mem top&gt; → SP</text:p>
            <text:p>PC + 1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0x78</text:p>
          </table:table-cell>
          <table:table-cell table:number-columns-repeated="2"/>
          <table:table-cell office:value-type="string" calcext:value-type="string">
            <text:p>End of program (aka halt)</text:p>
          </table:table-cell>
          <table:table-cell office:value-type="string" calcext:value-type="string">
            <text:p>PC → P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RST</text:p>
          </table:table-cell>
          <table:table-cell office:value-type="string" calcext:value-type="string">
            <text:p>0x7F</text:p>
          </table:table-cell>
          <table:table-cell table:number-columns-repeated="2"/>
          <table:table-cell office:value-type="string" calcext:value-type="string">
            <text:p>Reset CPU</text:p>
          </table:table-cell>
          <table:table-cell office:value-type="string" calcext:value-type="string">
            <text:p>0 → AC</text:p>
            <text:p>0 → DR</text:p>
            <text:p>0 → OUT</text:p>
            <text:p>0 → PRT</text:p>
            <text:p>&lt;mem top&gt; → SP</text:p>
            <text:p>0 → PC</text:p>
          </table:table-cell>
          <table:table-cell table:number-columns-repeated="16378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text:p><text:span text:style-name="MT1">Stack CPU</text:span></text:p>
      </style:header>
      <style:header-left style:display="false"/>
      <style:header-first style:display="false">
        <text:p><text:span text:style-name="MT1">Stack CPU</text:span></text:p>
      </style:header-first>
      <style:footer>
        <text:p>Page <text:page-number>1</text:page-number></text:p>
      </style:footer>
      <style:footer-left style:display="false"/>
      <style:footer-first>
        <text:p>Page <text:page-number>1</text:page-number><text:s/>of <text:page-count>99</text:page-count></text:p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6:09:20.311919400</meta:creation-date>
    <dc:date>2025-06-18T18:20:55.369939700</dc:date>
    <meta:editing-duration>PT31M45S</meta:editing-duration>
    <meta:editing-cycles>5</meta:editing-cycles>
    <meta:generator>LibreOffice/25.2.4.3$Windows_X86_64 LibreOffice_project/33e196637044ead23f5c3226cde09b47731f7e27</meta:generator>
    <meta:print-date>2025-06-18T18:19:38.980958400</meta:print-date>
    <meta:document-statistic meta:table-count="1" meta:cell-count="111" meta:object-count="0"/>
  </office:meta>
</office:document-meta>
</file>